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21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/>
    </style:style>
    <style:style style:name="ce7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22">
      <style:table-cell-properties fo:padding="0.071cm"/>
      <style:text-properties style:font-name="Arial"/>
    </style:style>
    <style:style style:name="ce9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8"/>
        <table:table-column table:style-name="co4" table:number-columns-repeated="1021" table:default-cell-style-name="ce9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Significance</text:p>
          </table:table-cell>
          <table:table-cell table:style-name="ce1" office:value-type="string" calcext:value-type="string">
            <text:p>Combin</text:p>
          </table:table-cell>
          <table:table-cell table:number-columns-repeated="102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COMBIN([.A2]; [.B2])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2" table:formula="of:=COMBIN([.A3]; [.B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COMBIN([.A4]; [.B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COMBIN([.A5]; [.B5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COMBIN([.A6]; [.B6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COMBIN([.A7]; [.B7])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COMBIN([.A8]; [.B8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COMBIN([.A9]; [.B9])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COMBIN([.A10]; [.B1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COMBIN([.A11]; [.B1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COMBIN([.A12]; [.B12]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COMBIN([.A13]; [.B13])"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COMBIN([.A14]; [.B14])" office:value-type="float" office:value="495" calcext:value-type="float">
            <text:p>495</text:p>
          </table:table-cell>
          <table:table-cell table:number-columns-repeated="102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COMBIN([.A15]; [.B15])" office:value-type="float" office:value="1287" calcext:value-type="float">
            <text:p>1287</text:p>
          </table:table-cell>
          <table:table-cell table:number-columns-repeated="102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COMBIN([.A16]; [.B16])" office:value-type="float" office:value="3003" calcext:value-type="float">
            <text:p>3003</text:p>
          </table:table-cell>
          <table:table-cell table:number-columns-repeated="102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2" table:formula="of:=COMBIN([.A17]; [.B17])" office:value-type="float" office:value="6435" calcext:value-type="float">
            <text:p>6435</text:p>
          </table:table-cell>
          <table:table-cell table:number-columns-repeated="102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COMBIN([.A18]; [.B18])" office:value-type="float" office:value="12870" calcext:value-type="float">
            <text:p>12870</text:p>
          </table:table-cell>
          <table:table-cell table:number-columns-repeated="102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2" table:formula="of:=COMBIN([.A19]; [.B19])" office:value-type="float" office:value="24310" calcext:value-type="float">
            <text:p>24310</text:p>
          </table:table-cell>
          <table:table-cell table:number-columns-repeated="102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MBIN([.A20]; [.B20])" office:value-type="float" office:value="43758" calcext:value-type="float">
            <text:p>43758</text:p>
          </table:table-cell>
          <table:table-cell table:number-columns-repeated="1021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98" calcext:value-type="float">
            <text:p>98</text:p>
          </table:table-cell>
          <table:table-cell table:style-name="ce2" table:formula="of:=COMBIN([.A21]; [.B21])" office:value-type="float" office:value="4950" calcext:value-type="float">
            <text:p>4950</text:p>
          </table:table-cell>
          <table:table-cell table:number-columns-repeated="1021"/>
        </table:table-row>
        <table:table-row table:style-name="ro2">
          <table:table-cell table:style-name="ce4" table:number-columns-repeated="2"/>
          <table:table-cell table:style-name="ce7"/>
          <table:table-cell table:number-columns-repeated="1021"/>
        </table:table-row>
        <table:table-row table:style-name="ro2">
          <table:table-cell table:style-name="ce4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 table:number-rows-repeated="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 table:number-rows-repeated="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 table:number-rows-repeated="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 table:number-rows-repeated="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 table:number-rows-repeated="940">
          <table:table-cell table:style-name="ce5"/>
          <table:table-cell table:style-name="ce4"/>
          <table:table-cell table:style-name="ce7"/>
          <table:table-cell table:number-columns-repeated="102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number-style style:name="N123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00／00／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1-11T16:44:18.983000000</dc:date>
    <meta:editing-duration>PT2H23M3S</meta:editing-duration>
    <meta:editing-cycles>16</meta:editing-cycles>
    <meta:document-statistic meta:table-count="1" meta:cell-count="63" meta:object-count="0"/>
  </office:meta>
</office:document-meta>
</file>